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0000000503C25AE5BDEB178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2.822cm" svg:height="2.822cm" draw:z-index="0"><draw:image xlink:href="Pictures/1000020100000050000000503C25AE5BDEB178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0:52:07.708179294</meta:creation-date>
    <dc:date>2017-08-07T00:58:51.316121997</dc:date>
    <meta:editing-duration>PT6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0.3$Linux_X86_64 LibreOffice_project/40m0$Build-3</meta:generator>
  </office:meta>
</office:document-meta>
</file>